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5.375cm"/>
    </style:style>
    <style:style style:name="pr8" style:family="presentation" style:parent-style-name="Default-outline1">
      <style:graphic-properties fo:min-height="13.878cm"/>
    </style:style>
    <style:style style:name="pr9" style:family="presentation" style:parent-style-name="Default-outline1">
      <style:graphic-properties draw:textarea-vertical-align="middle" draw:auto-grow-height="true" fo:min-height="14.433cm"/>
    </style:style>
    <style:style style:name="pr10" style:family="presentation" style:parent-style-name="Default-outline1">
      <style:graphic-properties draw:textarea-vertical-align="middle" fo:min-height="13.859cm"/>
    </style:style>
    <style:style style:name="pr11" style:family="presentation" style:parent-style-name="Default-outline1">
      <style:graphic-properties fo:min-height="14.111cm"/>
    </style:style>
    <style:style style:name="P1" style:family="paragraph">
      <style:text-properties fo:font-size="32pt"/>
    </style:style>
    <style:style style:name="P2" style:family="paragraph">
      <style:paragraph-properties fo:margin-left="0cm" fo:margin-right="0cm" fo:margin-top="0cm" fo:margin-bottom="0cm" fo:text-indent="0cm" style:text-autospace="none"/>
    </style:style>
    <style:style style:name="P3" style:family="paragraph">
      <style:paragraph-properties fo:margin-left="0cm" fo:margin-right="0cm" fo:margin-top="0cm" fo:margin-bottom="0cm" fo:text-indent="0cm" style:text-autospace="none"/>
      <style:text-properties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P4" style:family="paragraph">
      <style:paragraph-properties fo:margin-top="0cm" fo:margin-bottom="0cm" style:text-autospace="none"/>
    </style:style>
    <style:style style:name="P5" style:family="paragraph">
      <style:paragraph-properties fo:margin-top="0cm" fo:margin-bottom="0cm"/>
      <style:text-properties fo:font-size="16pt" style:font-size-asian="16pt" style:font-size-complex="16pt"/>
    </style:style>
    <style:style style:name="P6" style:family="paragraph">
      <style:paragraph-properties fo:margin-top="0cm" fo:margin-bottom="0cm"/>
      <style:text-properties fo:font-size="26pt" style:font-size-asian="26pt" style:font-size-complex="26pt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cm" style:text-autospace="none"/>
      <style:text-properties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P9" style:family="paragraph">
      <style:paragraph-properties fo:margin-top="0cm" fo:margin-bottom="0cm" style:text-autospace="none"/>
      <style:text-properties fo:color="#000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P10" style:family="paragraph">
      <style:paragraph-properties fo:margin-top="0cm" fo:margin-bottom="0cm"/>
      <style:text-properties fo:font-family="Consolas" style:font-style-name="Italic" style:font-family-generic="modern" style:font-pitch="fixed" fo:font-size="16pt" style:font-size-asian="16pt" style:font-size-complex="16pt"/>
    </style:style>
    <style:style style:name="P11" style:family="paragraph">
      <style:paragraph-properties fo:margin-top="0cm" fo:margin-bottom="0cm"/>
      <style:text-properties fo:font-size="20pt" style:font-size-asian="20pt" style:font-size-complex="20pt"/>
    </style:style>
    <style:style style:name="P12" style:family="paragraph">
      <style:paragraph-properties fo:margin-top="0cm" fo:margin-bottom="0cm" style:text-autospace="none"/>
      <style:text-properties fo:color="#80808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P13" style:family="paragraph">
      <style:paragraph-properties fo:margin-top="0cm" fo:margin-bottom="0cm" style:text-autospace="none"/>
      <style:text-properties fo:color="#80808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P14" style:family="paragraph">
      <style:paragraph-properties fo:margin-top="0cm" fo:margin-bottom="0cm" style:text-autospace="none"/>
      <style:text-properties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P15" style:family="paragraph">
      <style:paragraph-properties fo:margin-top="0cm" fo:margin-bottom="0cm" style:text-autospace="none"/>
      <style:text-properties fo:color="#000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P16" style:family="paragraph">
      <style:paragraph-properties fo:margin-top="0cm" fo:margin-bottom="0cm" style:text-autospace="none"/>
      <style:text-properties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P17" style:family="paragraph">
      <style:paragraph-properties fo:margin-top="0cm" fo:margin-bottom="0cm" style:text-autospace="none"/>
      <style:text-properties fo:color="#00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P18" style:family="paragraph">
      <style:paragraph-properties fo:margin-top="0cm" fo:margin-bottom="0cm"/>
      <style:text-properties fo:font-size="12pt" style:font-size-asian="12pt" style:font-size-complex="12pt"/>
    </style:style>
    <style:style style:name="P19" style:family="paragraph">
      <style:paragraph-properties fo:margin-top="0cm" fo:margin-bottom="0.298cm"/>
    </style:style>
    <style:style style:name="P20" style:family="paragraph">
      <style:paragraph-properties fo:margin-top="0cm" fo:margin-bottom="0cm" style:text-autospace="none"/>
      <style:text-properties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P21" style:family="paragraph">
      <style:paragraph-properties fo:margin-top="0cm" fo:margin-bottom="0cm" style:text-autospace="none"/>
      <style:text-properties fo:color="#000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P22" style:family="paragraph">
      <style:paragraph-properties fo:margin-top="0cm" fo:margin-bottom="0cm"/>
      <style:text-properties fo:font-size="18pt" style:font-size-asian="18pt" style:font-size-complex="18pt"/>
    </style:style>
    <style:style style:name="T1" style:family="text">
      <style:text-properties fo:color="#00808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" style:family="text">
      <style:text-properties fo:color="#3f7f7f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3" style:family="text">
      <style:text-properties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4" style:family="text">
      <style:text-properties fo:color="#7f007f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5" style:family="text">
      <style:text-properties fo:color="#00000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6" style:family="text">
      <style:text-properties fo:color="#2a00ff" fo:font-family="Consolas" style:font-family-generic="swiss" style:font-pitch="fixed" fo:font-size="16pt" fo:font-style="italic" style:font-family-asian="Consolas" style:font-family-generic-asian="swiss" style:font-pitch-asian="fixed" style:font-size-asian="16pt" style:font-style-asian="italic" style:font-family-complex="Consolas" style:font-family-generic-complex="swiss" style:font-pitch-complex="fixed" style:font-size-complex="16pt" style:font-style-complex="italic"/>
    </style:style>
    <style:style style:name="T7" style:family="text">
      <style:text-properties fo:color="#000000" fo:font-family="Consolas" style:font-family-generic="swiss" style:font-pitch="fixed" fo:font-size="16pt" style:text-underline-style="solid" style:text-underline-width="auto" style:text-underline-color="font-color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8" style:family="text">
      <style:text-properties fo:color="#7f0055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9" style:family="text">
      <style:text-properties fo:color="#000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0" style:family="text">
      <style:text-properties fo:color="#00008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1" style:family="text">
      <style:text-properties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2" style:family="text">
      <style:text-properties fo:color="#00000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3" style:family="text">
      <style:text-properties fo:color="#008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4" style:family="text">
      <style:text-properties fo:color="#00008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5" style:family="text">
      <style:text-properties fo:color="#80808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6" style:family="text">
      <style:text-properties fo:color="#6a3e3e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7" style:family="text">
      <style:text-properties fo:color="#6a3e3e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8" style:family="text">
      <style:text-properties fo:color="#000000" fo:font-family="Consolas" style:font-family-generic="swiss" style:font-pitch="fixed" fo:font-size="26pt" fo:font-style="italic" style:font-family-asian="Consolas" style:font-family-generic-asian="swiss" style:font-pitch-asian="fixed" style:font-size-asian="26pt" style:font-style-asian="italic" style:font-family-complex="Consolas" style:font-family-generic-complex="swiss" style:font-pitch-complex="fixed" style:font-size-complex="26pt" style:font-style-complex="italic"/>
    </style:style>
    <style:style style:name="T19" style:family="text">
      <style:text-properties fo:color="#000080" fo:font-family="Consolas" style:font-family-generic="swiss" style:font-pitch="fixed" fo:font-size="26pt" fo:font-style="italic" fo:font-weight="bold" style:font-family-asian="Consolas" style:font-family-generic-asian="swiss" style:font-pitch-asian="fixed" style:font-size-asian="26pt" style:font-style-asian="italic" style:font-weight-asian="bold" style:font-family-complex="Consolas" style:font-family-generic-complex="swiss" style:font-pitch-complex="fixed" style:font-size-complex="26pt" style:font-style-complex="italic" style:font-weight-complex="bold"/>
    </style:style>
    <style:style style:name="T20" style:family="text">
      <style:text-properties fo:color="#008080" fo:font-family="Consolas" style:font-family-generic="swiss" style:font-pitch="fixed" fo:font-size="26pt" fo:font-style="italic" fo:font-weight="bold" style:font-family-asian="Consolas" style:font-family-generic-asian="swiss" style:font-pitch-asian="fixed" style:font-size-asian="26pt" style:font-style-asian="italic" style:font-weight-asian="bold" style:font-family-complex="Consolas" style:font-family-generic-complex="swiss" style:font-pitch-complex="fixed" style:font-size-complex="26pt" style:font-style-complex="italic" style:font-weight-complex="bold"/>
    </style:style>
    <style:style style:name="T21" style:family="text">
      <style:text-properties fo:color="#0066cc" fo:font-family="Consolas" style:font-style-name="Italic" style:font-family-generic="modern" style:font-pitch="fixed" fo:font-size="16pt" style:text-underline-style="solid" style:text-underline-width="auto" style:text-underline-color="font-color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2" style:family="text">
      <style:text-properties fo:color="#ff0000"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3" style:family="text">
      <style:text-properties fo:color="#000000"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4" style:family="text">
      <style:text-properties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5" style:family="text">
      <style:text-properties fo:color="#7f0055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26" style:family="text">
      <style:text-properties fo:color="#000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27" style:family="text">
      <style:text-properties fo:color="#00008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28" style:family="text">
      <style:text-properties fo:color="#008080" fo:font-family="Consolas" style:font-family-generic="swiss" style:font-pitch="fixed" fo:font-size="20pt" fo:font-style="italic" fo:font-weight="bold" style:font-family-asian="Consolas" style:font-family-generic-asian="swiss" style:font-pitch-asian="fixed" style:font-size-asian="20pt" style:font-style-asian="italic" style:font-weight-asian="bold" style:font-family-complex="Consolas" style:font-family-generic-complex="swiss" style:font-pitch-complex="fixed" style:font-size-complex="20pt" style:font-style-complex="italic" style:font-weight-complex="bold"/>
    </style:style>
    <style:style style:name="T29" style:family="text">
      <style:text-properties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0" style:family="text">
      <style:text-properties fo:color="#80808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31" style:family="text">
      <style:text-properties fo:color="#00000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32" style:family="text">
      <style:text-properties fo:color="#008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color="#808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fo:color="#00008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7" style:family="text">
      <style:text-properties fo:color="#808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8" style:family="text">
      <style:text-properties fo:color="#80800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39" style:family="text">
      <style:text-properties fo:color="#0066cc" fo:font-family="Consolas" style:font-family-generic="swiss" style:font-pitch="fixed" fo:font-size="12pt" style:text-underline-style="solid" style:text-underline-width="auto" style:text-underline-color="font-color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40" style:family="text">
      <style:text-properties fo:color="#ff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fo:color="#00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43" style:family="text">
      <style:text-properties fo:color="#7f0055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44" style:family="text">
      <style:text-properties fo:color="#000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45" style:family="text">
      <style:text-properties fo:color="#000080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46" style:family="text">
      <style:text-properties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47" style:family="text">
      <style:text-properties fo:color="#808080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48" style:family="text">
      <style:text-properties fo:color="#008080" fo:font-family="Consolas" style:font-family-generic="swiss" style:font-pitch="fixed" fo:font-size="18pt" fo:font-style="italic" fo:font-weight="bold" style:font-family-asian="Consolas" style:font-family-generic-asian="swiss" style:font-pitch-asian="fixed" style:font-size-asian="18pt" style:font-style-asian="italic" style:font-weight-asian="bold" style:font-family-complex="Consolas" style:font-family-generic-complex="swiss" style:font-pitch-complex="fixed" style:font-size-complex="18pt" style:font-style-complex="italic" style:font-weight-complex="bold"/>
    </style:style>
    <style:style style:name="T49" style:family="text">
      <style:text-properties fo:color="#00008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50" style:family="text">
      <style:text-properties fo:color="#000000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51" style:family="text">
      <style:text-properties fo:color="#6a3e3e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52" style:family="text">
      <style:text-properties fo:color="#000080" fo:font-family="Consolas" style:font-family-generic="swiss" style:font-pitch="fixed" fo:font-size="18pt" fo:font-style="italic" fo:font-weight="bold" style:font-family-asian="Consolas" style:font-family-generic-asian="swiss" style:font-pitch-asian="fixed" style:font-size-asian="18pt" style:font-style-asian="italic" style:font-weight-asian="bold" style:font-family-complex="Consolas" style:font-family-generic-complex="swiss" style:font-pitch-complex="fixed" style:font-size-complex="18pt" style:font-style-complex="italic" style:font-weight-complex="bold"/>
    </style:style>
    <style:style style:name="T53" style:family="text">
      <style:text-properties fo:color="#000000" fo:font-family="Consolas" style:font-family-generic="swiss" style:font-pitch="fixed" fo:font-size="18pt" fo:font-style="italic" style:font-family-asian="Consolas" style:font-family-generic-asian="swiss" style:font-pitch-asian="fixed" style:font-size-asian="18pt" style:font-style-asian="italic" style:font-family-complex="Consolas" style:font-family-generic-complex="swiss" style:font-pitch-complex="fixed" style:font-size-complex="18pt" style:font-style-complex="italic"/>
    </style:style>
    <style:style style:name="T54" style:family="text">
      <style:text-properties fo:color="#6a3e3e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DI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Frigo</text:p>
            <text:p><text:a xlink:href="https://github.com/FrigoCoder/">https://github.com/FrigoCoder/</text:a></text:p>
            <text:p><text:a xlink:href="mailto:sandor.orosz@ibm.com">sandor.orosz@ibm.com</text:a></text:p>
            <text:p><text:a xlink:href="mailto:frigocoder@gmail.com">frigocoder@gmail.com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xts and Dependency Inj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Java EE 6+ standard and central feature</text:p>
              </text:list-item>
              <text:list-item>
                <text:p>Formerly known as Web Beans</text:p>
              </text:list-item>
              <text:list-item>
                <text:p>Created to unify and integrate other Java EE technologies: Servlets, JSF, JSP, EL, EJB, JAX-RS, WebSocket, ...</text:p>
              </text:list-item>
              <text:list-item>
                <text:p>You might have used it alread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Servlets, JSF, JSP, EL, JAX-RS, …</text:p>
              <text:p>If you used Java EE, chances are you already used CDI without realizing it.</text:p>
              <text:p/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ependency Injection</text:p>
              </text:list-item>
              <text:list-item>
                <text:p>Context and Life Cycle Management</text:p>
              </text:list-item>
              <text:list-item>
                <text:p>Aspect Oriented Programming</text:p>
              </text:list-item>
              <text:list-item>
                <text:p>Event Bus</text:p>
              </text:list-item>
              <text:list-item>
                <text:p>Portable Extensions</text:p>
              </text:list-item>
              <text:list-item>
                <text:p>Strong Typing and Type Safe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2009-10: @Inject JSR-330 (Java EE 6)</text:p>
              </text:list-item>
              <text:list-item>
                <text:p>2009-12: CDI 1.0 JSR-299 (Java EE 6)</text:p>
              </text:list-item>
              <text:list-item>
                <text:p>2013-04: CDI 1.1 JSR-346 (Java EE 7)</text:p>
              </text:list-item>
              <text:list-item>
                <text:p>2014-04: CDI 1.2 JSR-346 (Maintenance rel.)</text:p>
              </text:list-item>
              <text:list-item>
                <text:p>2017-05: CDI 2.0 JSR-365 (Java EE 8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ations</text:p>
          </draw:text-box>
        </draw:frame>
        <draw:frame presentation:style-name="pr7" draw:layer="layout" svg:width="25.199cm" svg:height="15.375cm" svg:x="1.4cm" svg:y="4.914cm" presentation:class="outline" presentation:user-transformed="true">
          <draw:text-box>
            <text:list text:style-name="L2">
              <text:list-item>
                <text:p>JBoss Weld (Reference Implementation)</text:p>
                <text:list>
                  <text:list-item>
                    <text:p>Glassfish</text:p>
                  </text:list-item>
                  <text:list-item>
                    <text:p>WildFly / JBoss AS</text:p>
                  </text:list-item>
                  <text:list-item>
                    <text:p>JBoss EAP</text:p>
                  </text:list-item>
                  <text:list-item>
                    <text:p>Oracle WebLogic</text:p>
                  </text:list-item>
                </text:list>
              </text:list-item>
              <text:list-item>
                <text:p>Apache OpenWebBeans</text:p>
                <text:list>
                  <text:list-item>
                    <text:p>Apache TomEE</text:p>
                  </text:list-item>
                  <text:list-item>
                    <text:p>Apache Geronimo</text:p>
                  </text:list-item>
                </text:list>
              </text:list-item>
              <text:list-item>
                <text:p>Caucho CanDI</text:p>
                <text:list>
                  <text:list-item>
                    <text:p>Res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figuration</text:p>
          </draw:text-box>
        </draw:frame>
        <draw:frame presentation:style-name="pr8" draw:layer="layout" svg:width="25.199cm" svg:height="13.878cm" svg:x="1.4cm" svg:y="4.914cm" presentation:class="outline" presentation:user-transformed="true">
          <draw:text-box>
            <text:list text:style-name="L2">
              <text:list-item>
                <text:p>Java EE Application Server</text:p>
                <text:list>
                  <text:list-item>
                    <text:p>CDI 2.0 supports Java SE</text:p>
                  </text:list-item>
                </text:list>
              </text:list-item>
              <text:list-item>
                <text:p>Maven Dependency</text:p>
                <text:list>
                  <text:list-item>
                    <text:p>javax:javaee-api or</text:p>
                  </text:list-item>
                  <text:list-item>
                    <text:p>javax.enterprise:cdi-api or</text:p>
                  </text:list-item>
                  <text:list-item>
                    <text:p>org.jboss.weld:weld-se</text:p>
                  </text:list-item>
                </text:list>
              </text:list-item>
              <text:list-item>
                <text:p>beans.xml in src/main/webapp/WEB-INF</text:p>
                <text:list>
                  <text:list-item>
                    <text:p>CDI 1.1 no longer needs it</text:p>
                  </text:list-item>
                  <text:list-item>
                    <text:p>bean-discovery-mode is ANNOTATED by defa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3" draw:layer="layout" svg:width="25.199cm" svg:height="14.433cm" svg:x="1.4cm" svg:y="4.627cm" presentation:class="outline" presentation:user-transformed="true">
          <draw:text-box>
            <text:p text:style-name="P2"><text:span text:style-name="T1">&lt;</text:span><text:span text:style-name="T2">project</text:span><text:span text:style-name="T3"> </text:span><text:span text:style-name="T4">xmlns</text:span><text:span text:style-name="T5">=</text:span><text:span text:style-name="T6">"http://maven.apache.org/POM/4.0.0"</text:span><text:span text:style-name="T3"> </text:span></text:p>
            <text:p text:style-name="P2"><text:span text:style-name="T3"><text:s text:c="4"/></text:span><text:span text:style-name="T4">xmlns:xsi</text:span><text:span text:style-name="T5">=</text:span><text:span text:style-name="T6">"http://www.w3.org/2001/XMLSchema-instance"</text:span><text:span text:style-name="T3"> </text:span><text:span text:style-name="T4">xsi:schemaLocation</text:span><text:span text:style-name="T5">=</text:span><text:span text:style-name="T6">"http://maven.apache.org/POM/4.0.0 http://maven.apache.org/maven-v4_0_0.xsd"</text:span><text:span text:style-name="T1">&gt;</text:span></text:p>
            <text:p text:style-name="P2"><text:span text:style-name="T5"><text:s text:c="4"/></text:span><text:span text:style-name="T1">&lt;</text:span><text:span text:style-name="T2">modelVersion</text:span><text:span text:style-name="T1">&gt;</text:span><text:span text:style-name="T5">4.0.0</text:span><text:span text:style-name="T1">&lt;/</text:span><text:span text:style-name="T2">modelVersion</text:span><text:span text:style-name="T1">&gt;</text:span></text:p>
            <text:p text:style-name="P2"><text:span text:style-name="T3"/></text:p>
            <text:p text:style-name="P2"><text:span text:style-name="T5"><text:s text:c="4"/></text:span><text:span text:style-name="T1">&lt;</text:span><text:span text:style-name="T2">groupId</text:span><text:span text:style-name="T1">&gt;</text:span><text:span text:style-name="T7">frigo</text:span><text:span text:style-name="T1">&lt;/</text:span><text:span text:style-name="T2">groupId</text:span><text:span text:style-name="T1">&gt;</text:span></text:p>
            <text:p text:style-name="P2"><text:span text:style-name="T5"><text:s text:c="4"/></text:span><text:span text:style-name="T1">&lt;</text:span><text:span text:style-name="T2">artifactId</text:span><text:span text:style-name="T1">&gt;</text:span><text:span text:style-name="T7">cdi</text:span><text:span text:style-name="T1">&lt;/</text:span><text:span text:style-name="T2">artifactId</text:span><text:span text:style-name="T1">&gt;</text:span></text:p>
            <text:p text:style-name="P2"><text:span text:style-name="T5"><text:s text:c="4"/></text:span><text:span text:style-name="T1">&lt;</text:span><text:span text:style-name="T2">version</text:span><text:span text:style-name="T1">&gt;</text:span><text:span text:style-name="T5">1.0.0-SNAPSHOT</text:span><text:span text:style-name="T1">&lt;/</text:span><text:span text:style-name="T2">version</text:span><text:span text:style-name="T1">&gt;</text:span></text:p>
            <text:p text:style-name="P2"><text:span text:style-name="T5"><text:s text:c="4"/></text:span><text:span text:style-name="T1">&lt;</text:span><text:span text:style-name="T2">packaging</text:span><text:span text:style-name="T1">&gt;</text:span><text:span text:style-name="T5">war</text:span><text:span text:style-name="T1">&lt;/</text:span><text:span text:style-name="T2">packaging</text:span><text:span text:style-name="T1">&gt;</text:span></text:p>
            <text:p text:style-name="P2"><text:span text:style-name="T3"/></text:p>
            <text:p text:style-name="P2"><text:span text:style-name="T5"><text:s text:c="4"/></text:span><text:span text:style-name="T1">&lt;</text:span><text:span text:style-name="T2">dependencies</text:span><text:span text:style-name="T1">&gt;</text:span></text:p>
            <text:p text:style-name="P2"><text:span text:style-name="T3"/></text:p>
            <text:p text:style-name="P2"><text:span text:style-name="T5"><text:s text:c="8"/></text:span><text:span text:style-name="T1">&lt;</text:span><text:span text:style-name="T2">dependency</text:span><text:span text:style-name="T1">&gt;</text:span></text:p>
            <text:p text:style-name="P2"><text:span text:style-name="T5"><text:s text:c="12"/></text:span><text:span text:style-name="T1">&lt;</text:span><text:span text:style-name="T2">groupId</text:span><text:span text:style-name="T1">&gt;</text:span><text:span text:style-name="T7">javax</text:span><text:span text:style-name="T1">&lt;/</text:span><text:span text:style-name="T2">groupId</text:span><text:span text:style-name="T1">&gt;</text:span></text:p>
            <text:p text:style-name="P2"><text:span text:style-name="T5"><text:s text:c="12"/></text:span><text:span text:style-name="T1">&lt;</text:span><text:span text:style-name="T2">artifactId</text:span><text:span text:style-name="T1">&gt;</text:span><text:span text:style-name="T7">javaee</text:span><text:span text:style-name="T5">-</text:span><text:span text:style-name="T7">api</text:span><text:span text:style-name="T1">&lt;/</text:span><text:span text:style-name="T2">artifactId</text:span><text:span text:style-name="T1">&gt;</text:span></text:p>
            <text:p text:style-name="P2"><text:span text:style-name="T5"><text:s text:c="12"/></text:span><text:span text:style-name="T1">&lt;</text:span><text:span text:style-name="T2">version</text:span><text:span text:style-name="T1">&gt;</text:span><text:span text:style-name="T5">8.0.1</text:span><text:span text:style-name="T1">&lt;/</text:span><text:span text:style-name="T2">version</text:span><text:span text:style-name="T1">&gt;</text:span></text:p>
            <text:p text:style-name="P2"><text:span text:style-name="T5"><text:s text:c="8"/></text:span><text:span text:style-name="T1">&lt;/</text:span><text:span text:style-name="T2">dependency</text:span><text:span text:style-name="T1">&gt;</text:span></text:p>
            <text:p text:style-name="P2"><text:span text:style-name="T3"/></text:p>
            <text:p text:style-name="P2"><text:span text:style-name="T5"><text:s text:c="4"/></text:span><text:span text:style-name="T1">&lt;/</text:span><text:span text:style-name="T2">dependencies</text:span><text:span text:style-name="T1">&gt;</text:span></text:p>
            <text:p text:style-name="P2"><text:span text:style-name="T3"/></text:p>
            <text:p text:style-name="P2"><text:span text:style-name="T1">&lt;/</text:span><text:span text:style-name="T2">project</text:span><text:span text:style-name="T1">&gt;</text:span></text:p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Example pom.xml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beans.xml</text:p>
          </draw:text-box>
        </draw:frame>
        <draw:frame presentation:style-name="pr10" draw:text-style-name="P5" draw:layer="layout" svg:width="25.199cm" svg:height="13.859cm" svg:x="1.4cm" svg:y="4.914cm" presentation:class="outline" presentation:user-transformed="true">
          <draw:text-box>
            <text:p text:style-name="P4"><text:span text:style-name="T1">&lt;</text:span><text:span text:style-name="T2">beans</text:span><text:span text:style-name="T3"> </text:span><text:span text:style-name="T4">xmlns</text:span><text:span text:style-name="T5">=</text:span><text:span text:style-name="T6">"http://xmlns.jcp.org/xml/ns/javaee"</text:span><text:span text:style-name="T3"> </text:span></text:p>
            <text:p text:style-name="P4"><text:span text:style-name="T3"><text:s text:c="4"/></text:span><text:span text:style-name="T4">xmlns:xsi</text:span><text:span text:style-name="T5">=</text:span><text:span text:style-name="T6">"http://www.w3.org/2001/XMLSchema-instance"</text:span><text:span text:style-name="T3"> </text:span><text:span text:style-name="T4">xsi:schemaLocation</text:span><text:span text:style-name="T5">=</text:span><text:span text:style-name="T6">"http://xmlns.jcp.org/xml/ns/javaee http://xmlns.jcp.org/xml/ns/javaee/beans_1_1.xsd"</text:span><text:span text:style-name="T3"> </text:span><text:span text:style-name="T4">bean-discovery-mode</text:span><text:span text:style-name="T5">=</text:span><text:span text:style-name="T6">"all"</text:span><text:span text:style-name="T1">&gt;</text:span></text:p>
            <text:p text:style-name="P4"><text:span text:style-name="T3"/></text:p>
            <text:p text:style-name="P4"><text:span text:style-name="T1">&lt;/</text:span><text:span text:style-name="T2">beans</text:span><text:span text:style-name="T1">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aine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nvironment in which applications execute</text:p>
              </text:list-item>
              <text:list-item>
                <text:p>One container for all applications on the server</text:p>
              </text:list-item>
              <text:list-item>
                <text:p>Bootstraps your application</text:p>
              </text:list-item>
              <text:list-item>
                <text:p>Manages bean and bean graph lifecycle</text:p>
              </text:list-item>
              <text:list-item>
                <text:p>Manages contextes and bean resolution</text:p>
              </text:list-item>
              <text:list-item>
                <text:p>Manages interception</text:p>
              </text:list-item>
              <text:list-item>
                <text:p>Manages events</text:p>
              </text:list-item>
              <text:list-item>
                <text:p>Provides all CDI featu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anaged bea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structor has no arguments or</text:p>
              </text:list-item>
              <text:list-item>
                <text:p>Constructor is annotated with @Inject</text:p>
              </text:list-item>
              <text:list-item>
                <text:p>Not an inner class</text:p>
              </text:list-item>
              <text:list-item>
                <text:p>Not an abstract class, or is a @Decorator</text:p>
              </text:list-item>
              <text:list-item>
                <text:p>Not a CDI extension</text:p>
              </text:list-item>
              <text:list-item>
                <text:p>Not @Vetoed</text:p>
              </text:list-item>
              <text:list-item>
                <text:p>Most classes fulfill these criteria and are bea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 bean</text:p>
          </draw:text-box>
        </draw:frame>
        <draw:frame presentation:style-name="pr10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8">public</text:span><text:span text:style-name="T9"> </text:span><text:span text:style-name="T8">class</text:span><text:span text:style-name="T9"> </text:span><text:span text:style-name="T10">HelloService</text:span><text:span text:style-name="T9"> {</text:span></text:p>
            <text:p text:style-name="P4"><text:span text:style-name="T11"/></text:p>
            <text:p text:style-name="P4"><text:span text:style-name="T9"><text:s text:c="4"/></text:span><text:span text:style-name="T8">public</text:span><text:span text:style-name="T9"> </text:span><text:span text:style-name="T10">String</text:span><text:span text:style-name="T9"> </text:span><text:span text:style-name="T12">hello</text:span><text:span text:style-name="T9"> () {</text:span></text:p>
            <text:p text:style-name="P4"><text:span text:style-name="T9"><text:s text:c="8"/></text:span><text:span text:style-name="T8">return</text:span><text:span text:style-name="T9"> </text:span><text:span text:style-name="T13">"Hello World!"</text:span><text:span text:style-name="T9">;</text:span></text:p>
            <text:p text:style-name="P4"><text:span text:style-name="T9"><text:s text:c="4"/></text:span><text:span text:style-name="T9">}</text:span></text:p>
            <text:p text:style-name="P4"><text:span text:style-name="T11"/></text:p>
            <text:p text:style-name="P4"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pendency inj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version of Control</text:p>
              </text:list-item>
              <text:list-item>
                <text:p>Request rather than create dependencies</text:p>
              </text:list-item>
              <text:list-item>
                <text:p>Separate construction and use of objects</text:p>
              </text:list-item>
              <text:list-item>
                <text:p>Decoupling</text:p>
              </text:list-item>
              <text:list-item>
                <text:p>Flexible</text:p>
              </text:list-item>
              <text:list-item>
                <text:p>Replaceable</text:p>
              </text:list-item>
              <text:list-item>
                <text:p>Testable</text:p>
              </text:list-item>
              <text:list-item>
                <text:p>Read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pendency injection framework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DI</text:p>
              </text:list-item>
              <text:list-item>
                <text:p>Dagger</text:p>
              </text:list-item>
              <text:list-item>
                <text:p>Guice</text:p>
              </text:list-item>
              <text:list-item>
                <text:p>PicoContainer</text:p>
              </text:list-item>
              <text:list-item>
                <text:p>Play Framework</text:p>
              </text:list-item>
              <text:list-item>
                <text:p>Spr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structor injection</text:p>
          </draw:text-box>
        </draw:frame>
        <draw:frame presentation:style-name="pr10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8">public</text:span><text:span text:style-name="T9"> </text:span><text:span text:style-name="T8">class</text:span><text:span text:style-name="T9"> </text:span><text:span text:style-name="T10">GreeterClient</text:span><text:span text:style-name="T9"> {</text:span></text:p>
            <text:p text:style-name="P4"><text:span text:style-name="T11"/></text:p>
            <text:p text:style-name="P4"><text:span text:style-name="T9"><text:s text:c="4"/></text:span><text:span text:style-name="T8">private</text:span><text:span text:style-name="T9"> </text:span><text:span text:style-name="T10">HelloService</text:span><text:span text:style-name="T9"> </text:span><text:span text:style-name="T14">hello</text:span><text:span text:style-name="T9">;</text:span></text:p>
            <text:p text:style-name="P4"><text:span text:style-name="T11"/></text:p>
            <text:p text:style-name="P4"><text:span text:style-name="T9"><text:s text:c="4"/></text:span><text:span text:style-name="T15">@Inject</text:span></text:p>
            <text:p text:style-name="P4"><text:span text:style-name="T9"><text:s text:c="4"/></text:span><text:span text:style-name="T8">public</text:span><text:span text:style-name="T9"> </text:span><text:span text:style-name="T12">GreeterClient</text:span><text:span text:style-name="T9"> (</text:span><text:span text:style-name="T10">HelloService</text:span><text:span text:style-name="T9"> </text:span><text:span text:style-name="T16">hello</text:span><text:span text:style-name="T9">) {</text:span></text:p>
            <text:p text:style-name="P4"><text:span text:style-name="T9"><text:s text:c="8"/></text:span><text:span text:style-name="T8">this</text:span><text:span text:style-name="T9">.hello </text:span><text:span text:style-name="T9">= </text:span><text:span text:style-name="T17">hello</text:span><text:span text:style-name="T9">;</text:span></text:p>
            <text:p text:style-name="P4"><text:span text:style-name="T9"><text:s text:c="4"/></text:span><text:span text:style-name="T9">}</text:span></text:p>
            <text:p text:style-name="P4"><text:span text:style-name="T11"/></text:p>
            <text:p text:style-name="P4"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etter injection</text:p>
          </draw:text-box>
        </draw:frame>
        <draw:frame presentation:style-name="pr10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8">public</text:span><text:span text:style-name="T9"> </text:span><text:span text:style-name="T8">class</text:span><text:span text:style-name="T9"> </text:span><text:span text:style-name="T10">GreeterClient</text:span><text:span text:style-name="T9"> {</text:span></text:p>
            <text:p text:style-name="P4"><text:span text:style-name="T11"/></text:p>
            <text:p text:style-name="P4"><text:span text:style-name="T9"><text:s text:c="4"/></text:span><text:span text:style-name="T8">private</text:span><text:span text:style-name="T9"> </text:span><text:span text:style-name="T10">HelloService</text:span><text:span text:style-name="T9"> </text:span><text:span text:style-name="T14">hello</text:span><text:span text:style-name="T9">;</text:span></text:p>
            <text:p text:style-name="P4"><text:span text:style-name="T11"/></text:p>
            <text:p text:style-name="P4"><text:span text:style-name="T9"><text:s text:c="4"/></text:span><text:span text:style-name="T15">@Inject</text:span></text:p>
            <text:p text:style-name="P4"><text:span text:style-name="T9"><text:s text:c="4"/></text:span><text:span text:style-name="T8">public</text:span><text:span text:style-name="T9"> </text:span><text:span text:style-name="T8">void</text:span><text:span text:style-name="T9"> </text:span><text:span text:style-name="T12">setService</text:span><text:span text:style-name="T9"> (</text:span><text:span text:style-name="T10">HelloService</text:span><text:span text:style-name="T9"> </text:span><text:span text:style-name="T16">hello</text:span><text:span text:style-name="T9">) {</text:span></text:p>
            <text:p text:style-name="P4"><text:span text:style-name="T9"><text:s text:c="8"/></text:span><text:span text:style-name="T8">this</text:span><text:span text:style-name="T9">.</text:span><text:span text:style-name="T14">hello</text:span><text:span text:style-name="T9"> = </text:span><text:span text:style-name="T17">hello</text:span><text:span text:style-name="T9">;</text:span></text:p>
            <text:p text:style-name="P4"><text:span text:style-name="T9"><text:s text:c="4"/></text:span><text:span text:style-name="T9">}</text:span></text:p>
            <text:p text:style-name="P4"><text:span text:style-name="T11"/></text:p>
            <text:p text:style-name="P4"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ield injection</text:p>
          </draw:text-box>
        </draw:frame>
        <draw:frame presentation:style-name="pr10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8">public</text:span><text:span text:style-name="T9"> </text:span><text:span text:style-name="T8">class</text:span><text:span text:style-name="T9"> </text:span><text:span text:style-name="T10">GreeterClient</text:span><text:span text:style-name="T9"> {</text:span></text:p>
            <text:p text:style-name="P4"><text:span text:style-name="T11"/></text:p>
            <text:p text:style-name="P4"><text:span text:style-name="T9"><text:s text:c="4"/></text:span><text:span text:style-name="T15">@Inject</text:span></text:p>
            <text:p text:style-name="P4"><text:span text:style-name="T9"><text:s text:c="4"/></text:span><text:span text:style-name="T8">private</text:span><text:span text:style-name="T9"> </text:span><text:span text:style-name="T10">HelloService</text:span><text:span text:style-name="T9"> </text:span><text:span text:style-name="T14">hello</text:span><text:span text:style-name="T9">;</text:span></text:p>
            <text:p text:style-name="P4"><text:span text:style-name="T11"/></text:p>
            <text:p text:style-name="P4"><text:span text:style-name="T9"><text:s text:c="4"/></text:span><text:span text:style-name="T8">public</text:span><text:span text:style-name="T9"> </text:span><text:span text:style-name="T8">void</text:span><text:span text:style-name="T9"> </text:span><text:span text:style-name="T12">displayHello</text:span><text:span text:style-name="T9"> () {</text:span></text:p>
            <text:p text:style-name="P4"><text:span text:style-name="T9"><text:s text:c="8"/></text:span><text:span text:style-name="T18">display</text:span><text:span text:style-name="T9">(</text:span><text:span text:style-name="T14">hello</text:span><text:span text:style-name="T9">.hello());</text:span></text:p>
            <text:p text:style-name="P4"><text:span text:style-name="T9"><text:s text:c="4"/></text:span><text:span text:style-name="T9">}</text:span></text:p>
            <text:p text:style-name="P4"><text:span text:style-name="T11"/></text:p>
            <text:p text:style-name="P4"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ype safety</text:p>
          </draw:text-box>
        </draw:frame>
        <draw:frame presentation:style-name="pr10" draw:text-style-name="P6" draw:layer="layout" svg:width="25.199cm" svg:height="13.989cm" svg:x="1.4cm" svg:y="4.849cm" presentation:class="outline" presentation:user-transformed="true">
          <draw:text-box>
            <text:p text:style-name="P8"><text:span text:style-name="T8">public</text:span><text:span text:style-name="T9"> </text:span><text:span text:style-name="T8">class</text:span><text:span text:style-name="T9"> </text:span><text:span text:style-name="T10">GreeterClient</text:span><text:span text:style-name="T9"> {</text:span></text:p>
            <text:p text:style-name="P8"><text:span text:style-name="T11"/></text:p>
            <text:p text:style-name="P8"><text:span text:style-name="T9"><text:s text:c="4"/></text:span><text:span text:style-name="T15">@Inject</text:span></text:p>
            <text:p text:style-name="P8"><text:span text:style-name="T9"><text:s text:c="4"/></text:span><text:span text:style-name="T8">private</text:span><text:span text:style-name="T9"> </text:span><text:span text:style-name="T19">HelloService</text:span><text:span text:style-name="T9"> </text:span><text:span text:style-name="T14">hello</text:span><text:span text:style-name="T9">;</text:span></text:p>
            <text:p text:style-name="P8"><text:span text:style-name="T11"/></text:p>
            <text:p text:style-name="P8"><text:span text:style-name="T9"><text:s text:c="4"/></text:span><text:span text:style-name="T15">@Inject</text:span></text:p>
            <text:p text:style-name="P8"><text:span text:style-name="T9"><text:s text:c="4"/></text:span><text:span text:style-name="T8">private</text:span><text:span text:style-name="T9"> </text:span><text:span text:style-name="T10">EmailService</text:span><text:span text:style-name="T9"> </text:span><text:span text:style-name="T14">email</text:span><text:span text:style-name="T9">;</text:span></text:p>
            <text:p text:style-name="P8"><text:span text:style-name="T11"/></text:p>
            <text:p text:style-name="P8"><text:span text:style-name="T9"><text:s text:c="4"/></text:span><text:span text:style-name="T8">public</text:span><text:span text:style-name="T9"> </text:span><text:span text:style-name="T8">void</text:span><text:span text:style-name="T9"> </text:span><text:span text:style-name="T12">sendHello</text:span><text:span text:style-name="T9"> () {</text:span></text:p>
            <text:p text:style-name="P8"><text:span text:style-name="T9"><text:s text:c="8"/></text:span><text:span text:style-name="T14">email</text:span><text:span text:style-name="T9">.</text:span><text:span text:style-name="T18">send</text:span><text:span text:style-name="T9">(</text:span><text:span text:style-name="T14">hello</text:span><text:span text:style-name="T9">.</text:span><text:span text:style-name="T18">hello</text:span><text:span text:style-name="T9">());</text:span></text:p>
            <text:p text:style-name="P9"><text:span text:style-name="T11"><text:s text:c="4"/></text:span><text:span text:style-name="T11">}</text:span></text:p>
            <text:p text:style-name="P8"><text:span text:style-name="T11"/></text:p>
            <text:p text:style-name="P9"><text:span text:style-name="T1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 type erasure</text:p>
          </draw:text-box>
        </draw:frame>
        <draw:frame presentation:style-name="pr10" draw:text-style-name="P6" draw:layer="layout" svg:width="25.199cm" svg:height="13.859cm" svg:x="1.4cm" svg:y="4.914cm" presentation:class="outline">
          <draw:text-box>
            <text:p text:style-name="P8"><text:span text:style-name="T8">public</text:span><text:span text:style-name="T9"> </text:span><text:span text:style-name="T8">class</text:span><text:span text:style-name="T9"> </text:span><text:span text:style-name="T10">GreeterClient</text:span><text:span text:style-name="T9"> {</text:span></text:p>
            <text:p text:style-name="P8"><text:span text:style-name="T11"/></text:p>
            <text:p text:style-name="P8"><text:span text:style-name="T9"><text:s text:c="4"/></text:span><text:span text:style-name="T15">@Inject</text:span></text:p>
            <text:p text:style-name="P8"><text:span text:style-name="T9"><text:s text:c="4"/></text:span><text:span text:style-name="T8">private</text:span><text:span text:style-name="T9"> </text:span><text:span text:style-name="T10">Service</text:span><text:span text:style-name="T9">&lt;</text:span><text:span text:style-name="T10">Hello</text:span><text:span text:style-name="T9">&gt; </text:span><text:span text:style-name="T14">hello</text:span><text:span text:style-name="T9">;</text:span></text:p>
            <text:p text:style-name="P8"><text:span text:style-name="T11"/></text:p>
            <text:p text:style-name="P8"><text:span text:style-name="T9"><text:s text:c="4"/></text:span><text:span text:style-name="T15">@Inject</text:span></text:p>
            <text:p text:style-name="P8"><text:span text:style-name="T9"><text:s text:c="4"/></text:span><text:span text:style-name="T8">private</text:span><text:span text:style-name="T9"> </text:span><text:span text:style-name="T10">Service</text:span><text:span text:style-name="T9">&lt;</text:span><text:span text:style-name="T10">Email</text:span><text:span text:style-name="T9">&gt; </text:span><text:span text:style-name="T14">email</text:span><text:span text:style-name="T9">;</text:span></text:p>
            <text:p text:style-name="P8"><text:span text:style-name="T11"/></text:p>
            <text:p text:style-name="P9"><text:span text:style-name="T1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erfaces can be injected too</text:p>
          </draw:text-box>
        </draw:frame>
        <draw:frame presentation:style-name="pr10" draw:text-style-name="P6" draw:layer="layout" svg:width="25.199cm" svg:height="13.859cm" svg:x="1.4cm" svg:y="4.914cm" presentation:class="outline" presentation:user-transformed="true">
          <draw:text-box>
            <text:p text:style-name="P8"><text:span text:style-name="T8">public</text:span><text:span text:style-name="T9"> </text:span><text:span text:style-name="T8">interface</text:span><text:span text:style-name="T9"> </text:span><text:span text:style-name="T20">HelloService</text:span><text:span text:style-name="T9"> {</text:span></text:p>
            <text:p text:style-name="P8"><text:span text:style-name="T9"/></text:p>
            <text:p text:style-name="P8"><text:span text:style-name="T9"><text:s text:c="4"/></text:span><text:span text:style-name="T8">public</text:span><text:span text:style-name="T9"> </text:span><text:span text:style-name="T10">String</text:span><text:span text:style-name="T9"> </text:span><text:span text:style-name="T12">hello</text:span><text:span text:style-name="T9"> ();</text:span></text:p>
            <text:p text:style-name="P8"><text:span text:style-name="T9"/></text:p>
            <text:p text:style-name="P9"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nsatisfied dependencies</text:p>
          </draw:text-box>
        </draw:frame>
        <draw:frame presentation:style-name="pr10" draw:text-style-name="P10" draw:layer="layout" svg:width="25.199cm" svg:height="13.859cm" svg:x="1.4cm" svg:y="4.914cm" presentation:class="outline" presentation:user-transformed="true">
          <draw:text-box>
            <text:p text:style-name="P4"><text:span text:style-name="T21">org.jboss.weld.exceptions.DeploymentException</text:span><text:span text:style-name="T22">: WELD-001408: Unsatisfied dependencies for type HelloService with qualifiers @Default</text:span></text:p>
            <text:p text:style-name="P4"><text:span text:style-name="T23"><text:s text:c="2"/></text:span><text:span text:style-name="T23">at injection point [BackedAnnotatedField] @Inject private GreeterClient.hello</text:span></text:p>
            <text:p text:style-name="P4"><text:span text:style-name="T23"><text:s text:c="2"/></text:span><text:span text:style-name="T23">at GreeterClient.hello(</text:span><text:span text:style-name="T21">GreeterClient.java:0</text:span><text:span text:style-name="T23">)</text:span></text:p>
            <text:p text:style-name="P4"><text:span text:style-name="T2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et's implement the interface</text:p>
          </draw:text-box>
        </draw:frame>
        <draw:frame presentation:style-name="pr11" draw:text-style-name="P11" draw:layer="layout" svg:width="25.199cm" svg:height="14.111cm" svg:x="1.4cm" svg:y="4.914cm" presentation:class="outline" presentation:user-transformed="true">
          <draw:text-box>
            <text:p text:style-name="P4"><text:span text:style-name="T25">public</text:span><text:span text:style-name="T26"> </text:span><text:span text:style-name="T25">class</text:span><text:span text:style-name="T26"> </text:span><text:span text:style-name="T27">EnglishHelloService</text:span><text:span text:style-name="T26"> </text:span><text:span text:style-name="T25">implements</text:span><text:span text:style-name="T26"> </text:span><text:span text:style-name="T28">HelloService</text:span><text:span text:style-name="T26"> {</text:span></text:p>
            <text:p text:style-name="P4"><text:span text:style-name="T29"/></text:p>
            <text:p text:style-name="P4"><text:span text:style-name="T26"><text:s text:c="4"/></text:span><text:span text:style-name="T30">@Override</text:span></text:p>
            <text:p text:style-name="P4"><text:span text:style-name="T26"><text:s text:c="4"/></text:span><text:span text:style-name="T25">public</text:span><text:span text:style-name="T26"> </text:span><text:span text:style-name="T27">String</text:span><text:span text:style-name="T26"> </text:span><text:span text:style-name="T31">hello</text:span><text:span text:style-name="T26"> () {</text:span></text:p>
            <text:p text:style-name="P4"><text:span text:style-name="T26"><text:s text:c="8"/></text:span><text:span text:style-name="T25">return</text:span><text:span text:style-name="T26"> </text:span><text:span text:style-name="T32">"Hello World!"</text:span><text:span text:style-name="T26">;</text:span></text:p>
            <text:p text:style-name="P4"><text:span text:style-name="T26"><text:s text:c="4"/></text:span><text:span text:style-name="T26">}</text:span></text:p>
            <text:p text:style-name="P4"><text:span text:style-name="T29"/></text:p>
            <text:p text:style-name="P4"><text:span text:style-name="T26">}</text:span></text:p>
            <text:p text:style-name="P4"><text:span text:style-name="T26"/></text:p>
            <text:p text:style-name="P4"><text:span text:style-name="T25">public</text:span><text:span text:style-name="T26"> </text:span><text:span text:style-name="T25">class</text:span><text:span text:style-name="T26"> </text:span><text:span text:style-name="T27">HungarianHelloService</text:span><text:span text:style-name="T26"> </text:span><text:span text:style-name="T25">implements</text:span><text:span text:style-name="T26"> </text:span><text:span text:style-name="T28">HelloService</text:span><text:span text:style-name="T26"> {</text:span></text:p>
            <text:p text:style-name="P4"><text:span text:style-name="T29"/></text:p>
            <text:p text:style-name="P4"><text:span text:style-name="T26"><text:s text:c="4"/></text:span><text:span text:style-name="T30">@Override</text:span></text:p>
            <text:p text:style-name="P4"><text:span text:style-name="T26"><text:s text:c="4"/></text:span><text:span text:style-name="T25">public</text:span><text:span text:style-name="T26"> </text:span><text:span text:style-name="T27">String</text:span><text:span text:style-name="T26"> </text:span><text:span text:style-name="T31">hello</text:span><text:span text:style-name="T26"> () {</text:span></text:p>
            <text:p text:style-name="P4"><text:span text:style-name="T26"><text:s text:c="8"/></text:span><text:span text:style-name="T25">return</text:span><text:span text:style-name="T26"> </text:span><text:span text:style-name="T32">"Helló Világ!"</text:span><text:span text:style-name="T26">;</text:span></text:p>
            <text:p text:style-name="P4"><text:span text:style-name="T26"><text:s text:c="4"/></text:span><text:span text:style-name="T26">}</text:span></text:p>
            <text:p text:style-name="P4"><text:span text:style-name="T29"/></text:p>
            <text:p text:style-name="P4"><text:span text:style-name="T2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mbiguous dependencies</text:p>
          </draw:text-box>
        </draw:frame>
        <draw:frame presentation:style-name="pr10" draw:text-style-name="P10" draw:layer="layout" svg:width="25.199cm" svg:height="13.859cm" svg:x="1.4cm" svg:y="4.914cm" presentation:class="outline" presentation:user-transformed="true">
          <draw:text-box>
            <text:p text:style-name="P4"><text:span text:style-name="T21">org.jboss.weld.exceptions.DeploymentException</text:span><text:span text:style-name="T22">: WELD-001409: Ambiguous dependencies for type HelloService with qualifiers @Default</text:span></text:p>
            <text:p text:style-name="P4"><text:span text:style-name="T23"><text:s text:c="2"/></text:span><text:span text:style-name="T23">at injection point [BackedAnnotatedField] @Inject private GreeterClient.hello</text:span></text:p>
            <text:p text:style-name="P4"><text:span text:style-name="T23"><text:s text:c="2"/></text:span><text:span text:style-name="T23">at GreeterClient.hello(</text:span><text:span text:style-name="T21">GreeterClient.java:0</text:span><text:span text:style-name="T23">)</text:span></text:p>
            <text:p text:style-name="P4"><text:span text:style-name="T23"><text:s text:c="2"/></text:span><text:span text:style-name="T23">Possible dependencies: </text:span></text:p>
            <text:p text:style-name="P4"><text:span text:style-name="T23"><text:s text:c="2"/></text:span><text:span text:style-name="T23">- Managed Bean [class HungarianHelloService] with qualifiers [@Any @Default],</text:span></text:p>
            <text:p text:style-name="P4"><text:span text:style-name="T23"><text:s text:c="2"/></text:span><text:span text:style-name="T23">- Managed Bean [class EnglishHelloService] with qualifiers [@Any @Default]</text:span></text:p>
            <text:p text:style-name="P4"><text:span text:style-name="T2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rs</text:p>
          </draw:text-box>
        </draw:frame>
        <draw:frame presentation:style-name="pr10" draw:text-style-name="P6" draw:layer="layout" svg:width="25.199cm" svg:height="13.859cm" svg:x="1.4cm" svg:y="4.914cm" presentation:class="outline">
          <draw:text-box>
            <text:p text:style-name="P12"><text:span text:style-name="T33">@Qualifier</text:span></text:p>
            <text:p text:style-name="P8"><text:span text:style-name="T15">@Retention</text:span><text:span text:style-name="T9">(</text:span><text:span text:style-name="T34">RUNTIME</text:span><text:span text:style-name="T9">)</text:span></text:p>
            <text:p text:style-name="P8"><text:span text:style-name="T15">@Target</text:span><text:span text:style-name="T9">({</text:span><text:span text:style-name="T34">FIELD</text:span><text:span text:style-name="T9">, </text:span><text:span text:style-name="T34">TYPE</text:span><text:span text:style-name="T9">, </text:span><text:span text:style-name="T34">METHOD</text:span><text:span text:style-name="T9">, </text:span><text:span text:style-name="T34">PARAMETER</text:span><text:span text:style-name="T9">})</text:span></text:p>
            <text:p text:style-name="P8"><text:span text:style-name="T8">public</text:span><text:span text:style-name="T9"> </text:span><text:span text:style-name="T8">@interface</text:span><text:span text:style-name="T9"> </text:span><text:span text:style-name="T15">English</text:span><text:span text:style-name="T9"> {</text:span></text:p>
            <text:p text:style-name="P9"><text:span text:style-name="T33">}</text:span></text:p>
            <text:p text:style-name="P9"><text:span text:style-name="T33"/></text:p>
            <text:p text:style-name="P12"><text:span text:style-name="T33">@Qualifier</text:span></text:p>
            <text:p text:style-name="P8"><text:span text:style-name="T15">@Retention</text:span><text:span text:style-name="T9">(</text:span><text:span text:style-name="T34">RUNTIME</text:span><text:span text:style-name="T9">)</text:span></text:p>
            <text:p text:style-name="P8"><text:span text:style-name="T15">@Target</text:span><text:span text:style-name="T9">({</text:span><text:span text:style-name="T34">FIELD</text:span><text:span text:style-name="T9">, </text:span><text:span text:style-name="T34">TYPE</text:span><text:span text:style-name="T9">, </text:span><text:span text:style-name="T34">METHOD</text:span><text:span text:style-name="T9">, </text:span><text:span text:style-name="T34">PARAMETER</text:span><text:span text:style-name="T9">})</text:span></text:p>
            <text:p text:style-name="P8"><text:span text:style-name="T8">public</text:span><text:span text:style-name="T9"> </text:span><text:span text:style-name="T8">@interface</text:span><text:span text:style-name="T9"> </text:span><text:span text:style-name="T15">Hungarian</text:span><text:span text:style-name="T9"> {</text:span></text:p>
            <text:p text:style-name="P9"><text:span text:style-name="T3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 beans</text:p>
          </draw:text-box>
        </draw:frame>
        <draw:frame presentation:style-name="pr10" draw:text-style-name="P11" draw:layer="layout" svg:width="25.199cm" svg:height="15.771cm" svg:x="1.4cm" svg:y="3.958cm" presentation:class="outline" presentation:user-transformed="true">
          <draw:text-box>
            <text:p text:style-name="P13"><text:span text:style-name="T35">@English</text:span></text:p>
            <text:p text:style-name="P14"><text:span text:style-name="T25">public</text:span><text:span text:style-name="T26"> </text:span><text:span text:style-name="T25">class</text:span><text:span text:style-name="T26"> </text:span><text:span text:style-name="T27">EnglishHelloService</text:span><text:span text:style-name="T26"> </text:span><text:span text:style-name="T25">implements</text:span><text:span text:style-name="T26"> </text:span><text:span text:style-name="T28">HelloService</text:span><text:span text:style-name="T26"> {</text:span></text:p>
            <text:p text:style-name="P14"><text:span text:style-name="T26"/></text:p>
            <text:p text:style-name="P14"><text:span text:style-name="T26"><text:s text:c="4"/></text:span><text:span text:style-name="T30">@Override</text:span></text:p>
            <text:p text:style-name="P14"><text:span text:style-name="T30"><text:s text:c="4"/></text:span><text:span text:style-name="T25">public</text:span><text:span text:style-name="T26"> </text:span><text:span text:style-name="T27">String</text:span><text:span text:style-name="T26"> </text:span><text:span text:style-name="T31">hello</text:span><text:span text:style-name="T26"> () {</text:span></text:p>
            <text:p text:style-name="P14"><text:span text:style-name="T26"><text:s text:c="8"/></text:span><text:span text:style-name="T25">return</text:span><text:span text:style-name="T26"> </text:span><text:span text:style-name="T32">"Hello World!"</text:span><text:span text:style-name="T26">;</text:span></text:p>
            <text:p text:style-name="P15"><text:span text:style-name="T35"><text:s text:c="4"/></text:span><text:span text:style-name="T35">}</text:span></text:p>
            <text:p text:style-name="P15"><text:span text:style-name="T35"/></text:p>
            <text:p text:style-name="P14"><text:span text:style-name="T35">}</text:span></text:p>
            <text:p text:style-name="P15"><text:span text:style-name="T35"/></text:p>
            <text:p text:style-name="P13"><text:span text:style-name="T35">@Hungarian</text:span></text:p>
            <text:p text:style-name="P14"><text:span text:style-name="T25">public</text:span><text:span text:style-name="T26"> </text:span><text:span text:style-name="T25">class</text:span><text:span text:style-name="T26"> </text:span><text:span text:style-name="T27">HungarianHelloService</text:span><text:span text:style-name="T26"> </text:span><text:span text:style-name="T25">implements</text:span><text:span text:style-name="T26"> </text:span><text:span text:style-name="T28">HelloService</text:span><text:span text:style-name="T26"> {</text:span></text:p>
            <text:p text:style-name="P14"><text:span text:style-name="T26"/></text:p>
            <text:p text:style-name="P14"><text:span text:style-name="T26"><text:s text:c="4"/></text:span><text:span text:style-name="T30">@Override</text:span></text:p>
            <text:p text:style-name="P14"><text:span text:style-name="T26"><text:s text:c="4"/></text:span><text:span text:style-name="T25">public</text:span><text:span text:style-name="T26"> </text:span><text:span text:style-name="T27">String</text:span><text:span text:style-name="T26"> </text:span><text:span text:style-name="T31">hello</text:span><text:span text:style-name="T26"> () {</text:span></text:p>
            <text:p text:style-name="P14"><text:span text:style-name="T26"><text:s text:c="8"/></text:span><text:span text:style-name="T25">return</text:span><text:span text:style-name="T26"> </text:span><text:span text:style-name="T32">"Helló Világ!"</text:span><text:span text:style-name="T26">;</text:span></text:p>
            <text:p text:style-name="P15"><text:span text:style-name="T35"><text:s text:c="4"/></text:span><text:span text:style-name="T35">}</text:span></text:p>
            <text:p text:style-name="P15"><text:span text:style-name="T35"/></text:p>
            <text:p text:style-name="P14"><text:span text:style-name="T3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 injection points</text:p>
          </draw:text-box>
        </draw:frame>
        <draw:frame presentation:style-name="pr10" draw:text-style-name="P11" draw:layer="layout" svg:width="25.199cm" svg:height="13.859cm" svg:x="1.4cm" svg:y="4.914cm" presentation:class="outline" presentation:user-transformed="true">
          <draw:text-box>
            <text:p text:style-name="P14"><text:span text:style-name="T25">public</text:span><text:span text:style-name="T26"> </text:span><text:span text:style-name="T25">class</text:span><text:span text:style-name="T26"> </text:span><text:span text:style-name="T27">GreeterClient</text:span><text:span text:style-name="T26"> {</text:span></text:p>
            <text:p text:style-name="P14"><text:span text:style-name="T26"/></text:p>
            <text:p text:style-name="P14"><text:span text:style-name="T26"><text:s text:c="4"/></text:span><text:span text:style-name="T30">@Inject</text:span></text:p>
            <text:p text:style-name="P14"><text:span text:style-name="T30"><text:s text:c="4"/></text:span><text:span text:style-name="T30">@English</text:span></text:p>
            <text:p text:style-name="P14"><text:span text:style-name="T30"><text:s text:c="4"/></text:span><text:span text:style-name="T25">private</text:span><text:span text:style-name="T26"> </text:span><text:span text:style-name="T28">HelloService</text:span><text:span text:style-name="T26"> </text:span><text:span text:style-name="T36">hello</text:span><text:span text:style-name="T26">;</text:span></text:p>
            <text:p text:style-name="P14"><text:span text:style-name="T26"/></text:p>
            <text:p text:style-name="P14"><text:span text:style-name="T26">}</text:span></text:p>
            <text:p text:style-name="P14"><text:span text:style-name="T35"/></text:p>
            <text:p text:style-name="P14"><text:span text:style-name="T25">public</text:span><text:span text:style-name="T26"> </text:span><text:span text:style-name="T25">class</text:span><text:span text:style-name="T26"> </text:span><text:span text:style-name="T27">GreeterClient</text:span><text:span text:style-name="T26"> {</text:span></text:p>
            <text:p text:style-name="P14"><text:span text:style-name="T26"/></text:p>
            <text:p text:style-name="P14"><text:span text:style-name="T26"><text:s text:c="4"/></text:span><text:span text:style-name="T30">@Inject</text:span></text:p>
            <text:p text:style-name="P14"><text:span text:style-name="T30"><text:s text:c="4"/></text:span><text:span text:style-name="T30">@Hungarian</text:span></text:p>
            <text:p text:style-name="P14"><text:span text:style-name="T30"><text:s text:c="4"/></text:span><text:span text:style-name="T25">private</text:span><text:span text:style-name="T26"> </text:span><text:span text:style-name="T28">HelloService</text:span><text:span text:style-name="T26"> </text:span><text:span text:style-name="T36">hello</text:span><text:span text:style-name="T26">;</text:span></text:p>
            <text:p text:style-name="P14"><text:span text:style-name="T26"/></text:p>
            <text:p text:style-name="P14"><text:span text:style-name="T2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rs can have members</text:p>
          </draw:text-box>
        </draw:frame>
        <draw:frame presentation:style-name="pr10" draw:text-style-name="P11" draw:layer="layout" svg:width="25.199cm" svg:height="13.859cm" svg:x="1.4cm" svg:y="4.914cm" presentation:class="outline" presentation:user-transformed="true">
          <draw:text-box>
            <text:p text:style-name="P13"><text:span text:style-name="T35">@Qualifier</text:span></text:p>
            <text:p text:style-name="P14"><text:span text:style-name="T30">@Retention</text:span><text:span text:style-name="T26">(</text:span><text:span text:style-name="T37">RUNTIME</text:span><text:span text:style-name="T26">)</text:span></text:p>
            <text:p text:style-name="P14"><text:span text:style-name="T30">@Target</text:span><text:span text:style-name="T26">({</text:span><text:span text:style-name="T37">FIELD</text:span><text:span text:style-name="T26">, </text:span><text:span text:style-name="T37">TYPE</text:span><text:span text:style-name="T26">, </text:span><text:span text:style-name="T37">METHOD</text:span><text:span text:style-name="T26">, </text:span><text:span text:style-name="T37">PARAMETER</text:span><text:span text:style-name="T26">})</text:span></text:p>
            <text:p text:style-name="P14"><text:span text:style-name="T25">public</text:span><text:span text:style-name="T26"> </text:span><text:span text:style-name="T25">@interface</text:span><text:span text:style-name="T26"> </text:span><text:span text:style-name="T30">Language</text:span><text:span text:style-name="T26"> {</text:span></text:p>
            <text:p text:style-name="P14"><text:span text:style-name="T35"/></text:p>
            <text:p text:style-name="P14"><text:span text:style-name="T26"><text:s text:c="4"/></text:span><text:span text:style-name="T38">Languages</text:span><text:span text:style-name="T26"> </text:span><text:span text:style-name="T31">value</text:span><text:span text:style-name="T26"> ();</text:span></text:p>
            <text:p text:style-name="P14"><text:span text:style-name="T35"/></text:p>
            <text:p text:style-name="P14"><text:span text:style-name="T26"><text:s text:c="4"/></text:span><text:span text:style-name="T25">public</text:span><text:span text:style-name="T26"> </text:span><text:span text:style-name="T25">enum</text:span><text:span text:style-name="T26"> </text:span><text:span text:style-name="T38">Languages</text:span><text:span text:style-name="T26"> {</text:span></text:p>
            <text:p text:style-name="P14"><text:span text:style-name="T35"/></text:p>
            <text:p text:style-name="P14"><text:span text:style-name="T26"><text:s text:c="8"/></text:span><text:span text:style-name="T37">ENGLISH</text:span><text:span text:style-name="T26">,</text:span></text:p>
            <text:p text:style-name="P14"><text:span text:style-name="T26"><text:s text:c="8"/></text:span><text:span text:style-name="T37">HUNGARIAN</text:span></text:p>
            <text:p text:style-name="P15"><text:span text:style-name="T35"><text:s text:c="4"/></text:span><text:span text:style-name="T35">}</text:span></text:p>
            <text:p text:style-name="P14"><text:span text:style-name="T35"/></text:p>
            <text:p text:style-name="P15"><text:span text:style-name="T3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-with-members beans</text:p>
          </draw:text-box>
        </draw:frame>
        <draw:frame presentation:style-name="pr10" draw:text-style-name="P11" draw:layer="layout" svg:width="25.199cm" svg:height="15.771cm" svg:x="1.4cm" svg:y="3.95cm" presentation:class="outline" presentation:user-transformed="true">
          <draw:text-box>
            <text:p text:style-name="P14"><text:span text:style-name="T30">@Language</text:span><text:span text:style-name="T26">(</text:span><text:span text:style-name="T37">ENGLISH</text:span><text:span text:style-name="T26">)</text:span></text:p>
            <text:p text:style-name="P14"><text:span text:style-name="T25">public</text:span><text:span text:style-name="T26"> </text:span><text:span text:style-name="T25">class</text:span><text:span text:style-name="T26"> </text:span><text:span text:style-name="T27">EnglishHelloService</text:span><text:span text:style-name="T26"> </text:span><text:span text:style-name="T25">implements</text:span><text:span text:style-name="T26"> </text:span><text:span text:style-name="T28">HelloService</text:span><text:span text:style-name="T26"> {</text:span></text:p>
            <text:p text:style-name="P14"><text:span text:style-name="T35"/></text:p>
            <text:p text:style-name="P14"><text:span text:style-name="T26"><text:s text:c="4"/></text:span><text:span text:style-name="T30">@Override</text:span></text:p>
            <text:p text:style-name="P14"><text:span text:style-name="T26"><text:s text:c="4"/></text:span><text:span text:style-name="T25">public</text:span><text:span text:style-name="T26"> </text:span><text:span text:style-name="T27">String</text:span><text:span text:style-name="T26"> </text:span><text:span text:style-name="T31">hello</text:span><text:span text:style-name="T26"> () {</text:span></text:p>
            <text:p text:style-name="P14"><text:span text:style-name="T26"><text:s text:c="8"/></text:span><text:span text:style-name="T25">return</text:span><text:span text:style-name="T26"> </text:span><text:span text:style-name="T32">"Hello World!"</text:span><text:span text:style-name="T26">;</text:span></text:p>
            <text:p text:style-name="P15"><text:span text:style-name="T35"><text:s text:c="4"/></text:span><text:span text:style-name="T35">}</text:span></text:p>
            <text:p text:style-name="P14"><text:span text:style-name="T35"/></text:p>
            <text:p text:style-name="P15"><text:span text:style-name="T35">}</text:span></text:p>
            <text:p text:style-name="P15"><text:span text:style-name="T35"/></text:p>
            <text:p text:style-name="P14"><text:span text:style-name="T30">@Language</text:span><text:span text:style-name="T26">(</text:span><text:span text:style-name="T37">HUNGARIAN</text:span><text:span text:style-name="T26">)</text:span></text:p>
            <text:p text:style-name="P14"><text:span text:style-name="T25">public</text:span><text:span text:style-name="T26"> </text:span><text:span text:style-name="T25">class</text:span><text:span text:style-name="T26"> </text:span><text:span text:style-name="T27">HungarianHelloService</text:span><text:span text:style-name="T26"> </text:span><text:span text:style-name="T25">implements</text:span><text:span text:style-name="T26"> </text:span><text:span text:style-name="T28">HelloService</text:span><text:span text:style-name="T26"> {</text:span></text:p>
            <text:p text:style-name="P14"><text:span text:style-name="T35"/></text:p>
            <text:p text:style-name="P14"><text:span text:style-name="T26"><text:s text:c="4"/></text:span><text:span text:style-name="T30">@Override</text:span></text:p>
            <text:p text:style-name="P14"><text:span text:style-name="T26"><text:s text:c="4"/></text:span><text:span text:style-name="T25">public</text:span><text:span text:style-name="T26"> </text:span><text:span text:style-name="T27">String</text:span><text:span text:style-name="T26"> </text:span><text:span text:style-name="T31">hello</text:span><text:span text:style-name="T26"> () {</text:span></text:p>
            <text:p text:style-name="P14"><text:span text:style-name="T26"><text:s text:c="8"/></text:span><text:span text:style-name="T25">return</text:span><text:span text:style-name="T26"> </text:span><text:span text:style-name="T32">"Helló Világ!"</text:span><text:span text:style-name="T26">;</text:span></text:p>
            <text:p text:style-name="P15"><text:span text:style-name="T35"><text:s text:c="4"/></text:span><text:span text:style-name="T35">}</text:span></text:p>
            <text:p text:style-name="P14"><text:span text:style-name="T35"/></text:p>
            <text:p text:style-name="P15"><text:span text:style-name="T3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-with-members injections</text:p>
          </draw:text-box>
        </draw:frame>
        <draw:frame presentation:style-name="pr10" draw:text-style-name="P11" draw:layer="layout" svg:width="25.199cm" svg:height="13.859cm" svg:x="1.4cm" svg:y="5.455cm" presentation:class="outline" presentation:user-transformed="true">
          <draw:text-box>
            <text:p text:style-name="P14"><text:span text:style-name="T25">public</text:span><text:span text:style-name="T26"> </text:span><text:span text:style-name="T25">class</text:span><text:span text:style-name="T26"> </text:span><text:span text:style-name="T27">GreeterClient</text:span><text:span text:style-name="T26"> {</text:span></text:p>
            <text:p text:style-name="P14"><text:span text:style-name="T29"/></text:p>
            <text:p text:style-name="P14"><text:span text:style-name="T26"><text:s text:c="4"/></text:span><text:span text:style-name="T30">@Inject</text:span></text:p>
            <text:p text:style-name="P14"><text:span text:style-name="T30"><text:s text:c="4"/></text:span><text:span text:style-name="T30">@Language</text:span><text:span text:style-name="T26">(</text:span><text:span text:style-name="T37">ENGLISH</text:span><text:span text:style-name="T26">)</text:span></text:p>
            <text:p text:style-name="P14"><text:span text:style-name="T31"><text:s text:c="4"/></text:span><text:span text:style-name="T25">private</text:span><text:span text:style-name="T26"> </text:span><text:span text:style-name="T28">HelloService</text:span><text:span text:style-name="T26"> </text:span><text:span text:style-name="T36">hello</text:span><text:span text:style-name="T26">;</text:span></text:p>
            <text:p text:style-name="P14"><text:span text:style-name="T29"/></text:p>
            <text:p text:style-name="P15"><text:span text:style-name="T29">}</text:span></text:p>
            <text:p text:style-name="P15"><text:span text:style-name="T29"/></text:p>
            <text:p text:style-name="P14"><text:span text:style-name="T25">public</text:span><text:span text:style-name="T26"> </text:span><text:span text:style-name="T25">class</text:span><text:span text:style-name="T26"> </text:span><text:span text:style-name="T27">GreeterClient</text:span><text:span text:style-name="T26"> {</text:span></text:p>
            <text:p text:style-name="P14"><text:span text:style-name="T26"/></text:p>
            <text:p text:style-name="P14"><text:span text:style-name="T26"><text:s text:c="4"/></text:span><text:span text:style-name="T30">@Inject</text:span></text:p>
            <text:p text:style-name="P14"><text:span text:style-name="T30"><text:s text:c="4"/></text:span><text:span text:style-name="T30">@Language</text:span><text:span text:style-name="T26">(</text:span><text:span text:style-name="T37">HUNGARIAN</text:span><text:span text:style-name="T26">)</text:span></text:p>
            <text:p text:style-name="P14"><text:span text:style-name="T31"><text:s text:c="4"/></text:span><text:span text:style-name="T25">private</text:span><text:span text:style-name="T26"> </text:span><text:span text:style-name="T28">HelloService</text:span><text:span text:style-name="T26"> </text:span><text:span text:style-name="T36">hello</text:span><text:span text:style-name="T26">;</text:span></text:p>
            <text:p text:style-name="P14"><text:span text:style-name="T26"/></text:p>
            <text:p text:style-name="P15"><text:span text:style-name="T2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ple qualifiers</text:p>
          </draw:text-box>
        </draw:frame>
        <draw:frame presentation:style-name="pr10" draw:text-style-name="P11" draw:layer="layout" svg:width="25.199cm" svg:height="13.859cm" svg:x="1.4cm" svg:y="4.908cm" presentation:class="outline" presentation:user-transformed="true">
          <draw:text-box>
            <text:p text:style-name="P13"><text:span text:style-name="T35">@English</text:span></text:p>
            <text:p text:style-name="P13"><text:span text:style-name="T35">@Console</text:span></text:p>
            <text:p text:style-name="P13"><text:span text:style-name="T35">@Secured</text:span></text:p>
            <text:p text:style-name="P14"><text:span text:style-name="T25">public</text:span><text:span text:style-name="T26"> </text:span><text:span text:style-name="T25">class</text:span><text:span text:style-name="T26"> </text:span><text:span text:style-name="T27">EnglishHelloService</text:span><text:span text:style-name="T26"> </text:span><text:span text:style-name="T25">implements</text:span><text:span text:style-name="T26"> </text:span><text:span text:style-name="T28">HelloService</text:span><text:span text:style-name="T26"> {</text:span></text:p>
            <text:p text:style-name="P14"><text:span text:style-name="T29"/></text:p>
            <text:p text:style-name="P15"><text:span text:style-name="T35">}</text:span></text:p>
            <text:p text:style-name="P15"><text:span text:style-name="T35"/></text:p>
            <text:p text:style-name="P14"><text:span text:style-name="T25">public</text:span><text:span text:style-name="T26"> </text:span><text:span text:style-name="T25">class</text:span><text:span text:style-name="T26"> </text:span><text:span text:style-name="T27">GreeterClient</text:span><text:span text:style-name="T26"> {</text:span></text:p>
            <text:p text:style-name="P14"><text:span text:style-name="T26"/></text:p>
            <text:p text:style-name="P14"><text:span text:style-name="T26"><text:s text:c="4"/></text:span><text:span text:style-name="T30">@Inject</text:span></text:p>
            <text:p text:style-name="P14"><text:span text:style-name="T26"><text:s text:c="4"/></text:span><text:span text:style-name="T30">@English</text:span></text:p>
            <text:p text:style-name="P14"><text:span text:style-name="T26"><text:s text:c="4"/></text:span><text:span text:style-name="T30">@Console</text:span></text:p>
            <text:p text:style-name="P14"><text:span text:style-name="T26"><text:s text:c="4"/></text:span><text:span text:style-name="T25">private</text:span><text:span text:style-name="T26"> </text:span><text:span text:style-name="T28">HelloService</text:span><text:span text:style-name="T26"> </text:span><text:span text:style-name="T36">hello</text:span><text:span text:style-name="T26">;</text:span></text:p>
            <text:p text:style-name="P14"><text:span text:style-name="T29"/></text:p>
            <text:p text:style-name="P15"><text:span text:style-name="T3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ple qualifiers mismatch</text:p>
          </draw:text-box>
        </draw:frame>
        <draw:frame presentation:style-name="pr10" draw:text-style-name="P11" draw:layer="layout" svg:width="25.199cm" svg:height="13.859cm" svg:x="1.4cm" svg:y="4.908cm" presentation:class="outline" presentation:user-transformed="true">
          <draw:text-box>
            <text:p text:style-name="P13"><text:span text:style-name="T35">@English</text:span></text:p>
            <text:p text:style-name="P13"><text:span text:style-name="T35">@Secured</text:span></text:p>
            <text:p text:style-name="P14"><text:span text:style-name="T25">public</text:span><text:span text:style-name="T26"> </text:span><text:span text:style-name="T25">class</text:span><text:span text:style-name="T26"> </text:span><text:span text:style-name="T27">EnglishHelloService</text:span><text:span text:style-name="T26"> </text:span><text:span text:style-name="T25">implements</text:span><text:span text:style-name="T26"> </text:span><text:span text:style-name="T28">HelloService</text:span><text:span text:style-name="T26"> {</text:span></text:p>
            <text:p text:style-name="P14"><text:span text:style-name="T29"/></text:p>
            <text:p text:style-name="P15"><text:span text:style-name="T35">}</text:span></text:p>
            <text:p text:style-name="P15"><text:span text:style-name="T35"/></text:p>
            <text:p text:style-name="P14"><text:span text:style-name="T25">public</text:span><text:span text:style-name="T26"> </text:span><text:span text:style-name="T25">class</text:span><text:span text:style-name="T26"> </text:span><text:span text:style-name="T27">GreeterClient</text:span><text:span text:style-name="T26"> {</text:span></text:p>
            <text:p text:style-name="P14"><text:span text:style-name="T26"/></text:p>
            <text:p text:style-name="P14"><text:span text:style-name="T26"><text:s text:c="4"/></text:span><text:span text:style-name="T30">@Inject</text:span></text:p>
            <text:p text:style-name="P14"><text:span text:style-name="T26"><text:s text:c="4"/></text:span><text:span text:style-name="T30">@English</text:span></text:p>
            <text:p text:style-name="P14"><text:span text:style-name="T26"><text:s text:c="4"/></text:span><text:span text:style-name="T30">@Console</text:span></text:p>
            <text:p text:style-name="P14"><text:span text:style-name="T26"><text:s text:c="4"/></text:span><text:span text:style-name="T30">@Secured</text:span></text:p>
            <text:p text:style-name="P14"><text:span text:style-name="T26"><text:s text:c="4"/></text:span><text:span text:style-name="T25">private</text:span><text:span text:style-name="T26"> </text:span><text:span text:style-name="T28">HelloService</text:span><text:span text:style-name="T26"> </text:span><text:span text:style-name="T36">hello</text:span><text:span text:style-name="T26">;</text:span></text:p>
            <text:p text:style-name="P14"><text:span text:style-name="T29"/></text:p>
            <text:p text:style-name="P15"><text:span text:style-name="T3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eans match by type, but none have matching qualifiers</text:p>
          </draw:text-box>
        </draw:frame>
        <draw:frame presentation:style-name="pr10" draw:text-style-name="P18" draw:layer="layout" svg:width="25.199cm" svg:height="13.859cm" svg:x="1.4cm" svg:y="4.914cm" presentation:class="outline" presentation:user-transformed="true">
          <draw:text-box>
            <text:p text:style-name="P16"><text:span text:style-name="T39">org.jboss.weld.exceptions.DeploymentException</text:span><text:span text:style-name="T40">: WELD-001408: Unsatisfied dependencies for type HelloService with qualifiers @Secured @English @Console</text:span></text:p>
            <text:p text:style-name="P17"><text:span text:style-name="T41"><text:s text:c="2"/></text:span><text:span text:style-name="T41">at injection point [BackedAnnotatedField] @Inject @English @Console @Secured private GreeterClient.hello</text:span></text:p>
            <text:p text:style-name="P16"><text:span text:style-name="T42"><text:s text:c="2"/></text:span><text:span text:style-name="T42">at GreeterClient.hello(</text:span><text:span text:style-name="T39">GreeterClient.java:0</text:span><text:span text:style-name="T42">)</text:span></text:p>
            <text:p text:style-name="P17"><text:span text:style-name="T41">WELD-001475: The following beans match by type, but none have matching qualifiers:</text:span></text:p>
            <text:p text:style-name="P17"><text:span text:style-name="T41"><text:s text:c="2"/></text:span><text:span text:style-name="T41">- Managed Bean [class HungarianHelloService] with qualifiers [@Secured @Hungarian @Any],</text:span></text:p>
            <text:p text:style-name="P17"><text:span text:style-name="T41"><text:s text:c="2"/></text:span><text:span text:style-name="T41">- Managed Bean [class EnglishHelloService] with qualifiers [@Secured @English @Any]</text:span></text:p>
            <text:p text:style-name="P16"><text:span text:style-name="T4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erved qualifiers</text:p>
          </draw:text-box>
        </draw:frame>
        <draw:frame presentation:style-name="pr5" draw:text-style-name="P19" draw:layer="layout" svg:width="25.199cm" svg:height="15.643cm" svg:x="1.4cm" svg:y="4.914cm" presentation:class="outline" presentation:user-transformed="true">
          <draw:text-box>
            <text:list text:style-name="L2">
              <text:list-item>
                <text:p>@Any</text:p>
                <text:list>
                  <text:list-item>
                    <text:p>Present on all beans except @New</text:p>
                  </text:list-item>
                  <text:list-item>
                    <text:p>Can be used to query all implementations of a type</text:p>
                  </text:list-item>
                </text:list>
              </text:list-item>
              <text:list-item>
                <text:p>@Default</text:p>
                <text:list>
                  <text:list-item>
                    <text:p>Present on all beans except @Named</text:p>
                  </text:list-item>
                </text:list>
              </text:list-item>
              <text:list-item>
                <text:p>@Named</text:p>
                <text:list>
                  <text:list-item>
                    <text:p>Exposes the bean for JSF, JSP, EL</text:p>
                  </text:list-item>
                </text:list>
              </text:list-item>
              <text:list-item>
                <text:p>@New</text:p>
                <text:list>
                  <text:list-item>
                    <text:p>Used to obtain a new bean on demand.</text:p>
                  </text:list-item>
                  <text:list-item>
                    <text:p>Deprecat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grammatic lookup<text:line-break/>or lazy injection</text:p>
          </draw:text-box>
        </draw:frame>
        <draw:frame presentation:style-name="pr10" draw:text-style-name="P6" draw:layer="layout" svg:width="25.199cm" svg:height="13.859cm" svg:x="1.4cm" svg:y="4.914cm" presentation:class="outline">
          <draw:text-box>
            <text:p text:style-name="P8"><text:span text:style-name="T8">public</text:span><text:span text:style-name="T9"> </text:span><text:span text:style-name="T8">class</text:span><text:span text:style-name="T9"> </text:span><text:span text:style-name="T10">GreeterClient</text:span><text:span text:style-name="T9"> {</text:span></text:p>
            <text:p text:style-name="P8"><text:span text:style-name="T33"/></text:p>
            <text:p text:style-name="P8"><text:span text:style-name="T9"><text:s text:c="4"/></text:span><text:span text:style-name="T15">@Inject</text:span></text:p>
            <text:p text:style-name="P8"><text:span text:style-name="T9"><text:s text:c="4"/></text:span><text:span text:style-name="T8">private</text:span><text:span text:style-name="T9"> </text:span><text:span text:style-name="T20">Instance</text:span><text:span text:style-name="T9">&lt;</text:span><text:span text:style-name="T20">HelloService</text:span><text:span text:style-name="T9">&gt; </text:span><text:span text:style-name="T14">hello</text:span><text:span text:style-name="T9">;</text:span></text:p>
            <text:p text:style-name="P8"><text:span text:style-name="T33"/></text:p>
            <text:p text:style-name="P8"><text:span text:style-name="T9"><text:s text:c="4"/></text:span><text:span text:style-name="T8">public</text:span><text:span text:style-name="T9"> </text:span><text:span text:style-name="T8">void</text:span><text:span text:style-name="T9"> </text:span><text:span text:style-name="T12">hello</text:span><text:span text:style-name="T9"> () {</text:span></text:p>
            <text:p text:style-name="P8"><text:span text:style-name="T9"><text:s text:c="8"/></text:span><text:span text:style-name="T18">display</text:span><text:span text:style-name="T9">(</text:span><text:span text:style-name="T14">hello</text:span><text:span text:style-name="T9">.</text:span><text:span text:style-name="T18">get</text:span><text:span text:style-name="T9">().</text:span><text:span text:style-name="T18">hello</text:span><text:span text:style-name="T9">());</text:span></text:p>
            <text:p text:style-name="P9"><text:span text:style-name="T33"><text:s text:c="4"/></text:span><text:span text:style-name="T33">}</text:span></text:p>
            <text:p text:style-name="P8"><text:span text:style-name="T33"/></text:p>
            <text:p text:style-name="P9"><text:span text:style-name="T3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time check of bean existence</text:p>
          </draw:text-box>
        </draw:frame>
        <draw:frame presentation:style-name="pr10" draw:text-style-name="P6" draw:layer="layout" svg:width="25.199cm" svg:height="13.859cm" svg:x="1.4cm" svg:y="4.914cm" presentation:class="outline">
          <draw:text-box>
            <text:p text:style-name="P8"><text:span text:style-name="T8">public</text:span><text:span text:style-name="T9"> </text:span><text:span text:style-name="T8">class</text:span><text:span text:style-name="T9"> </text:span><text:span text:style-name="T10">GreeterClient</text:span><text:span text:style-name="T9"> {</text:span></text:p>
            <text:p text:style-name="P8"><text:span text:style-name="T33"/></text:p>
            <text:p text:style-name="P8"><text:span text:style-name="T9"><text:s text:c="4"/></text:span><text:span text:style-name="T15">@Inject</text:span></text:p>
            <text:p text:style-name="P8"><text:span text:style-name="T9"><text:s text:c="4"/></text:span><text:span text:style-name="T8">private</text:span><text:span text:style-name="T9"> </text:span><text:span text:style-name="T20">Instance</text:span><text:span text:style-name="T9">&lt;</text:span><text:span text:style-name="T20">HelloService</text:span><text:span text:style-name="T9">&gt; </text:span><text:span text:style-name="T14">hello</text:span><text:span text:style-name="T9">;</text:span></text:p>
            <text:p text:style-name="P8"><text:span text:style-name="T33"/></text:p>
            <text:p text:style-name="P8"><text:span text:style-name="T9"><text:s text:c="4"/></text:span><text:span text:style-name="T8">public</text:span><text:span text:style-name="T9"> </text:span><text:span text:style-name="T8">void</text:span><text:span text:style-name="T9"> </text:span><text:span text:style-name="T12">hello</text:span><text:span text:style-name="T9"> () {</text:span></text:p>
            <text:p text:style-name="P8"><text:span text:style-name="T9"><text:s text:c="8"/></text:span><text:span text:style-name="T8">if</text:span><text:span text:style-name="T9">( </text:span><text:span text:style-name="T14">hello</text:span><text:span text:style-name="T9">.isResolvable() ){</text:span></text:p>
            <text:p text:style-name="P8"><text:span text:style-name="T9"><text:s text:c="12"/></text:span><text:span text:style-name="T18">display</text:span><text:span text:style-name="T9">(</text:span><text:span text:style-name="T14">hello</text:span><text:span text:style-name="T9">.</text:span><text:span text:style-name="T18">get</text:span><text:span text:style-name="T9">().</text:span><text:span text:style-name="T18">hello</text:span><text:span text:style-name="T9">());</text:span></text:p>
            <text:p text:style-name="P9"><text:span text:style-name="T33"><text:s text:c="8"/></text:span><text:span text:style-name="T33">}</text:span></text:p>
            <text:p text:style-name="P9"><text:span text:style-name="T33"><text:s text:c="4"/></text:span><text:span text:style-name="T33">}</text:span></text:p>
            <text:p text:style-name="P8"><text:span text:style-name="T33"/></text:p>
            <text:p text:style-name="P9"><text:span text:style-name="T3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nce&lt;T&gt; is iterable</text:p>
          </draw:text-box>
        </draw:frame>
        <draw:frame presentation:style-name="pr10" draw:text-style-name="P6" draw:layer="layout" svg:width="25.199cm" svg:height="13.989cm" svg:x="1.4cm" svg:y="4.849cm" presentation:class="outline" presentation:user-transformed="true">
          <draw:text-box>
            <text:p text:style-name="P8"><text:span text:style-name="T8">public</text:span><text:span text:style-name="T9"> </text:span><text:span text:style-name="T8">class</text:span><text:span text:style-name="T9"> </text:span><text:span text:style-name="T10">GreeterClient</text:span><text:span text:style-name="T9"> {</text:span></text:p>
            <text:p text:style-name="P8"><text:span text:style-name="T33"/></text:p>
            <text:p text:style-name="P8"><text:span text:style-name="T9"><text:s text:c="4"/></text:span><text:span text:style-name="T15">@Any</text:span></text:p>
            <text:p text:style-name="P8"><text:span text:style-name="T9"><text:s text:c="4"/></text:span><text:span text:style-name="T15">@Inject</text:span></text:p>
            <text:p text:style-name="P8"><text:span text:style-name="T9"><text:s text:c="4"/></text:span><text:span text:style-name="T8">private</text:span><text:span text:style-name="T9"> </text:span><text:span text:style-name="T20">Instance</text:span><text:span text:style-name="T9">&lt;</text:span><text:span text:style-name="T20">HelloService</text:span><text:span text:style-name="T9">&gt; </text:span><text:span text:style-name="T14">services</text:span><text:span text:style-name="T9">;</text:span></text:p>
            <text:p text:style-name="P8"><text:span text:style-name="T33"/></text:p>
            <text:p text:style-name="P8"><text:span text:style-name="T9"><text:s text:c="4"/></text:span><text:span text:style-name="T8">public</text:span><text:span text:style-name="T9"> </text:span><text:span text:style-name="T8">void</text:span><text:span text:style-name="T9"> </text:span><text:span text:style-name="T12">hello</text:span><text:span text:style-name="T9"> () {</text:span></text:p>
            <text:p text:style-name="P8"><text:span text:style-name="T9"><text:s text:c="8"/></text:span><text:span text:style-name="T8">for</text:span><text:span text:style-name="T9">( </text:span><text:span text:style-name="T20">HelloService</text:span><text:span text:style-name="T9"> </text:span><text:span text:style-name="T16">service</text:span><text:span text:style-name="T9"> : </text:span><text:span text:style-name="T14">services</text:span><text:span text:style-name="T9"> ){</text:span></text:p>
            <text:p text:style-name="P8"><text:span text:style-name="T9"><text:s text:c="12"/></text:span><text:span text:style-name="T18">display</text:span><text:span text:style-name="T9">(</text:span><text:span text:style-name="T17">service</text:span><text:span text:style-name="T9">.</text:span><text:span text:style-name="T18">hello</text:span><text:span text:style-name="T9">());</text:span></text:p>
            <text:p text:style-name="P9"><text:span text:style-name="T33"><text:s text:c="8"/></text:span><text:span text:style-name="T33">}</text:span></text:p>
            <text:p text:style-name="P9"><text:span text:style-name="T33"><text:s text:c="4"/></text:span><text:span text:style-name="T33">}</text:span></text:p>
            <text:p text:style-name="P8"><text:span text:style-name="T33"/></text:p>
            <text:p text:style-name="P9"><text:span text:style-name="T3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time selection of qualifier</text:p>
          </draw:text-box>
        </draw:frame>
        <draw:frame presentation:style-name="pr10" draw:text-style-name="P22" draw:layer="layout" svg:width="25.199cm" svg:height="13.859cm" svg:x="1.4cm" svg:y="4.913cm" presentation:class="outline" presentation:user-transformed="true">
          <draw:text-box>
            <text:p text:style-name="P20"><text:span text:style-name="T43">public</text:span><text:span text:style-name="T44"> </text:span><text:span text:style-name="T43">class</text:span><text:span text:style-name="T44"> </text:span><text:span text:style-name="T45">GreeterClient</text:span><text:span text:style-name="T44"> {</text:span></text:p>
            <text:p text:style-name="P20"><text:span text:style-name="T46"/></text:p>
            <text:p text:style-name="P20"><text:span text:style-name="T44"><text:s text:c="4"/></text:span><text:span text:style-name="T47">@Any</text:span></text:p>
            <text:p text:style-name="P20"><text:span text:style-name="T44"><text:s text:c="4"/></text:span><text:span text:style-name="T47">@Inject</text:span></text:p>
            <text:p text:style-name="P20"><text:span text:style-name="T44"><text:s text:c="4"/></text:span><text:span text:style-name="T43">private</text:span><text:span text:style-name="T44"> </text:span><text:span text:style-name="T48">Instance</text:span><text:span text:style-name="T44">&lt;</text:span><text:span text:style-name="T48">HelloService</text:span><text:span text:style-name="T44">&gt; </text:span><text:span text:style-name="T49">services</text:span><text:span text:style-name="T44">;</text:span></text:p>
            <text:p text:style-name="P20"><text:span text:style-name="T46"/></text:p>
            <text:p text:style-name="P20"><text:span text:style-name="T44"><text:s text:c="4"/></text:span><text:span text:style-name="T43">public</text:span><text:span text:style-name="T44"> </text:span><text:span text:style-name="T43">void</text:span><text:span text:style-name="T44"> </text:span><text:span text:style-name="T50">hello</text:span><text:span text:style-name="T44"> () {</text:span></text:p>
            <text:p text:style-name="P20"><text:span text:style-name="T44"><text:s text:c="8"/></text:span><text:span text:style-name="T48">Annotation</text:span><text:span text:style-name="T44"> </text:span><text:span text:style-name="T51">qualifier</text:span><text:span text:style-name="T44"> = </text:span><text:span text:style-name="T43">new</text:span><text:span text:style-name="T44"> </text:span><text:span text:style-name="T52">AnnotationLiteral</text:span><text:span text:style-name="T44">&lt;</text:span><text:span text:style-name="T47">English</text:span><text:span text:style-name="T44">&gt;() {};</text:span></text:p>
            <text:p text:style-name="P20"><text:span text:style-name="T44"><text:s text:c="8"/></text:span><text:span text:style-name="T48">HelloService</text:span><text:span text:style-name="T44"> </text:span><text:span text:style-name="T51">service</text:span><text:span text:style-name="T44"> = </text:span><text:span text:style-name="T49">services</text:span><text:span text:style-name="T44">.</text:span><text:span text:style-name="T53">select</text:span><text:span text:style-name="T44">(</text:span><text:span text:style-name="T54">qualifier</text:span><text:span text:style-name="T44">).</text:span><text:span text:style-name="T53">get</text:span><text:span text:style-name="T44">();</text:span></text:p>
            <text:p text:style-name="P20"><text:span text:style-name="T44"><text:s text:c="8"/></text:span><text:span text:style-name="T53">display</text:span><text:span text:style-name="T44">(</text:span><text:span text:style-name="T54">service</text:span><text:span text:style-name="T44">.</text:span><text:span text:style-name="T53">hello</text:span><text:span text:style-name="T44">());</text:span></text:p>
            <text:p text:style-name="P21"><text:span text:style-name="T46"><text:s text:c="4"/></text:span><text:span text:style-name="T46">}</text:span></text:p>
            <text:p text:style-name="P20"><text:span text:style-name="T46"/></text:p>
            <text:p text:style-name="P21"><text:span text:style-name="T4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7-08T21:31:12.54</meta:creation-date>
    <meta:editing-duration>PT14H48M51S</meta:editing-duration>
    <meta:editing-cycles>215</meta:editing-cycles>
    <meta:generator>OpenOffice/4.1.5$Win32 OpenOffice.org_project/415m1$Build-9789</meta:generator>
    <dc:date>2019-07-10T23:01:05.61</dc:date>
    <meta:document-statistic meta:object-count="165"/>
  </office:meta>
</office:document-meta>
</file>